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ackground-color="#FFFF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6">
      <style:table-cell-properties fo:background-color="#FFFF00"/>
    </style:style>
    <style:style style:name="ce5" style:family="table-cell" style:parent-style-name="Default" style:data-style-name="N13">
      <style:table-cell-properties fo:background-color="#FFFF00"/>
    </style:style>
    <style:style style:name="ce6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/>
    </style:style>
    <style:style style:family="graphic" style:name="a35">
      <style:graphic-properties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 Mono" style:font-family-complex="DejaVu Sans Mono" style:font-family-generic="roman" style:font-family-generic-asian="modern" style:font-family-generic-complex="modern" style:font-pitch="variable" style:font-pitch-asian="fixed" style:font-pitch-complex="fixed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graphic" style:name="a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/>
    </style:style>
    <style:style style:family="graphic" style:name="a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phs" table:style-name="ta1">
        <table:shapes>
          <draw:frame draw:z-index="1" draw:id="id0" draw:style-name="a0" draw:name="Chart 1" svg:x="0.2362in" svg:y="1.5965in" svg:width="11.0067in" svg:height="3.544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2362in" svg:y="5.5327in" svg:width="11.0008in" svg:height="3.5319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0.2524in" svg:y="9.3705in" svg:width="6.2988in" svg:height="3.5453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6.9008in" svg:y="9.3673in" svg:width="6.2992in" svg:height="3.5441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0.2362in" svg:y="13.2488in" svg:width="6.2992in" svg:height="3.5441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6.9008in" svg:y="13.2488in" svg:width="6.2992in" svg:height="3.5441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0.2362in" svg:y="17.1579in" svg:width="6.2988in" svg:height="3.5429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6.9012in" svg:y="17.1579in" svg:width="6.2988in" svg:height="3.5429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Chart 9" svg:x="0.2362in" svg:y="21.0394in" svg:width="6.2988in" svg:height="3.5429in" style:rel-width="scale" style:rel-height="scale">
            <draw:object xlink:href="Object 9/" xlink:type="simple" xlink:show="embed" xlink:actuate="onLoad"/>
            <svg:title/>
            <svg:desc/>
          </draw:frame>
          <draw:frame draw:z-index="10" draw:id="id9" draw:style-name="a9" draw:name="Chart 10" svg:x="6.9122in" svg:y="21.0394in" svg:width="6.2988in" svg:height="3.5429in" style:rel-width="scale" style:rel-height="scale">
            <draw:object xlink:href="Object 10/" xlink:type="simple" xlink:show="embed" xlink:actuate="onLoad"/>
            <svg:title/>
            <svg:desc/>
          </draw:frame>
          <draw:g draw:z-index="11" draw:name="Chart 11" draw:id="id19">
            <svg:title/>
            <svg:desc/>
            <draw:frame draw:id="id10" draw:style-name="a10" draw:name="Chart 12" svg:x="0.2484in" svg:y="25.2437in" svg:width="6.2992in" svg:height="5.0091in" style:rel-width="scale" style:rel-height="scale">
              <draw:object xlink:href="Object 11/" xlink:type="simple" xlink:show="embed" xlink:actuate="onLoad"/>
              <svg:title/>
              <svg:desc/>
            </draw:frame>
            <draw:frame draw:id="id11" draw:style-name="a13" draw:name="TextBox 10" svg:x="1.1583in" svg:y="25.6043in" svg:width="0.9791in" svg:height="0.2811in">
              <draw:text-box>
                <text:p text:style-name="a12" text:class-names="" text:cond-style-name=""><text:span text:style-name="a11" text:class-names="">0%</text:span></text:p>
              </draw:text-box>
              <svg:title/>
              <svg:desc/>
            </draw:frame>
            <draw:frame draw:id="id12" draw:style-name="a16" draw:name="TextBox 1" svg:x="1.0957in" svg:y="26.122in" svg:width="0.9791in" svg:height="0.2811in">
              <draw:text-box>
                <text:p text:style-name="a15" text:class-names="" text:cond-style-name=""><text:span text:style-name="a14" text:class-names="">90%</text:span></text:p>
              </draw:text-box>
              <svg:title/>
              <svg:desc/>
            </draw:frame>
            <draw:frame draw:id="id13" draw:style-name="a19" draw:name="TextBox 1" svg:x="1.1138in" svg:y="26.6327in" svg:width="0.9791in" svg:height="0.2811in">
              <draw:text-box>
                <text:p text:style-name="a18" text:class-names="" text:cond-style-name=""><text:span text:style-name="a17" text:class-names="">99%</text:span></text:p>
              </draw:text-box>
              <svg:title/>
              <svg:desc/>
            </draw:frame>
            <draw:frame draw:id="id14" draw:style-name="a22" draw:name="TextBox 1" svg:x="1.0012in" svg:y="27.1535in" svg:width="0.9791in" svg:height="0.2811in">
              <draw:text-box>
                <text:p text:style-name="a21" text:class-names="" text:cond-style-name=""><text:span text:style-name="a20" text:class-names="">99.9%</text:span></text:p>
              </draw:text-box>
              <svg:title/>
              <svg:desc/>
            </draw:frame>
            <draw:frame draw:id="id15" draw:style-name="a25" draw:name="TextBox 1" svg:x="0.9224in" svg:y="27.6744in" svg:width="0.9791in" svg:height="0.2811in">
              <draw:text-box>
                <text:p text:style-name="a24" text:class-names="" text:cond-style-name=""><text:span text:style-name="a23" text:class-names="">99.99%</text:span></text:p>
              </draw:text-box>
              <svg:title/>
              <svg:desc/>
            </draw:frame>
            <draw:frame draw:id="id16" draw:style-name="a28" draw:name="TextBox 1" svg:x="0.8362in" svg:y="28.1846in" svg:width="0.9791in" svg:height="0.2811in">
              <draw:text-box>
                <text:p text:style-name="a27" text:class-names="" text:cond-style-name=""><text:span text:style-name="a26" text:class-names="">99.999%</text:span></text:p>
              </draw:text-box>
              <svg:title/>
              <svg:desc/>
            </draw:frame>
            <draw:frame draw:id="id17" draw:style-name="a31" draw:name="TextBox 1" svg:x="0.7571in" svg:y="28.7063in" svg:width="0.9791in" svg:height="0.2811in">
              <draw:text-box>
                <text:p text:style-name="a30" text:class-names="" text:cond-style-name=""><text:span text:style-name="a29" text:class-names="">99.9999%</text:span></text:p>
              </draw:text-box>
              <svg:title/>
              <svg:desc/>
            </draw:frame>
            <draw:frame draw:id="id18" draw:style-name="a34" draw:name="TextBox 1" svg:x="0.6854in" svg:y="29.2264in" svg:width="0.9791in" svg:height="0.2811in">
              <draw:text-box>
                <text:p text:style-name="a33" text:class-names="" text:cond-style-name=""><text:span text:style-name="a32" text:class-names="">99.99999%</text:span></text:p>
              </draw:text-box>
              <svg:title/>
              <svg:desc/>
            </draw:frame>
          </draw:g>
          <draw:g draw:z-index="21" draw:name="Chart 12" draw:id="id29">
            <svg:title/>
            <svg:desc/>
            <draw:frame draw:id="id20" draw:style-name="a35" draw:name="Chart 22" svg:x="6.9118in" svg:y="25.2437in" svg:width="6.2992in" svg:height="5.0091in" style:rel-width="scale" style:rel-height="scale">
              <draw:object xlink:href="Object 12/" xlink:type="simple" xlink:show="embed" xlink:actuate="onLoad"/>
              <svg:title/>
              <svg:desc/>
            </draw:frame>
            <draw:frame draw:id="id21" draw:style-name="a38" draw:name="TextBox 9" svg:x="7.848in" svg:y="25.6118in" svg:width="0.9791in" svg:height="0.2811in">
              <draw:text-box>
                <text:p text:style-name="a37" text:class-names="" text:cond-style-name=""><text:span text:style-name="a36" text:class-names="">0%</text:span></text:p>
              </draw:text-box>
              <svg:title/>
              <svg:desc/>
            </draw:frame>
            <draw:frame draw:id="id22" draw:style-name="a41" draw:name="TextBox 1" svg:x="7.7618in" svg:y="26.1299in" svg:width="0.9791in" svg:height="0.2811in">
              <draw:text-box>
                <text:p text:style-name="a40" text:class-names="" text:cond-style-name=""><text:span text:style-name="a39" text:class-names="">90%</text:span></text:p>
              </draw:text-box>
              <svg:title/>
              <svg:desc/>
            </draw:frame>
            <draw:frame draw:id="id23" draw:style-name="a44" draw:name="TextBox 1" svg:x="7.7764in" svg:y="26.6402in" svg:width="0.9791in" svg:height="0.2811in">
              <draw:text-box>
                <text:p text:style-name="a43" text:class-names="" text:cond-style-name=""><text:span text:style-name="a42" text:class-names="">99%</text:span></text:p>
              </draw:text-box>
              <svg:title/>
              <svg:desc/>
            </draw:frame>
            <draw:frame draw:id="id24" draw:style-name="a47" draw:name="TextBox 1" svg:x="7.6543in" svg:y="27.161in" svg:width="0.9791in" svg:height="0.2811in">
              <draw:text-box>
                <text:p text:style-name="a46" text:class-names="" text:cond-style-name=""><text:span text:style-name="a45" text:class-names="">99.9%</text:span></text:p>
              </draw:text-box>
              <svg:title/>
              <svg:desc/>
            </draw:frame>
            <draw:frame draw:id="id25" draw:style-name="a50" draw:name="TextBox 1" svg:x="7.5752in" svg:y="27.6819in" svg:width="0.9791in" svg:height="0.2811in">
              <draw:text-box>
                <text:p text:style-name="a49" text:class-names="" text:cond-style-name=""><text:span text:style-name="a48" text:class-names="">99.99%</text:span></text:p>
              </draw:text-box>
              <svg:title/>
              <svg:desc/>
            </draw:frame>
            <draw:frame draw:id="id26" draw:style-name="a53" draw:name="TextBox 1" svg:x="7.5106in" svg:y="28.1925in" svg:width="0.9791in" svg:height="0.2811in">
              <draw:text-box>
                <text:p text:style-name="a52" text:class-names="" text:cond-style-name=""><text:span text:style-name="a51" text:class-names="">99.999%</text:span></text:p>
              </draw:text-box>
              <svg:title/>
              <svg:desc/>
            </draw:frame>
            <draw:frame draw:id="id27" draw:style-name="a56" draw:name="TextBox 1" svg:x="7.4315in" svg:y="28.7067in" svg:width="0.9791in" svg:height="0.2811in">
              <draw:text-box>
                <text:p text:style-name="a55" text:class-names="" text:cond-style-name=""><text:span text:style-name="a54" text:class-names="">99.9999%</text:span></text:p>
              </draw:text-box>
              <svg:title/>
              <svg:desc/>
            </draw:frame>
            <draw:frame draw:id="id28" draw:style-name="a59" draw:name="TextBox 1" svg:x="7.3594in" svg:y="29.2268in" svg:width="0.9791in" svg:height="0.2811in">
              <draw:text-box>
                <text:p text:style-name="a58" text:class-names="" text:cond-style-name=""><text:span text:style-name="a57" text:class-names="">99.99999%</text:span></text:p>
              </draw:text-box>
              <svg:title/>
              <svg:desc/>
            </draw:frame>
          </draw:g>
        </table:shapes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office:string-value="_DRIVE" table:formula="of:=[Tests.B1]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sted</text:p>
          </table:table-cell>
          <table:table-cell office:value-type="string" office:string-value="_TESTCAP" table:formula="of:=[Tests.B5]" table:style-name="ce1">
            <text:p>_TESTCAP</text:p>
          </table:table-cell>
          <table:table-cell office:value-type="string" table:style-name="ce1">
            <text:p>G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office:string-value="_MODEL" table:formula="of:=[Tests.B2]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office:string-value="_SERIAL" table:formula="of:=[Tests.B3]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office:string-value="_CPU" table:formula="of:=[Tests.B6]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office:string-value="_OS" table:formula="of:=[Tests.B9]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 Version</text:p>
          </table:table-cell>
          <table:table-cell office:value-type="string" office:string-value="_FIO" table:formula="of:=[Tests.B10]" table:style-name="ce1">
            <text:p>_FIO</text:p>
          </table:table-cell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3">
          <table:table-cell table:number-columns-repeated="13" table:style-name="ce1"/>
          <table:table-cell office:value-type="string" table:number-columns-spanned="2" table:number-rows-spanned="1" table:style-name="ce6">
            <text:p>Average IOPS</text:p>
          </table:table-cell>
          <table:covered-table-cell/>
          <table:table-cell table:number-columns-repeated="16369"/>
        </table:table-row>
        <table:table-row table:style-name="ro1">
          <table:table-cell table:number-columns-repeated="13" table:style-name="ce1"/>
          <table:table-cell office:value-type="float" office:value="0" table:formula="of:=AVERAGE([Timeseries.$A$20:.$A$1100])" table:style-name="ce2">
            <text:p>#DIV/0!</text:p>
          </table:table-cell>
          <table:table-cell office:value-type="string" table:style-name="ce3">
            <text:p>IOPS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3" table:style-name="ce1"/>
          <table:table-cell office:value-type="string" table:number-columns-spanned="2" table:number-rows-spanned="1" table:style-name="ce6">
            <text:p>Standard Deviation</text:p>
          </table:table-cell>
          <table:covered-table-cell/>
          <table:table-cell table:number-columns-repeated="16369"/>
        </table:table-row>
        <table:table-row table:style-name="ro1">
          <table:table-cell table:number-columns-repeated="13"/>
          <table:table-cell office:value-type="float" office:value="0" table:formula="of:=STDEV([Timeseries.$A$20:.$A$1100])" table:style-name="ce4">
            <text:p>#DIV/0!</text:p>
          </table:table-cell>
          <table:table-cell office:value-type="string" table:style-name="ce3">
            <text:p>IOPS</text:p>
          </table:table-cell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3"/>
          <table:table-cell office:value-type="string" table:number-columns-spanned="2" table:number-rows-spanned="1" table:style-name="ce6">
            <text:p>Coefficient of Variation</text:p>
          </table:table-cell>
          <table:covered-table-cell/>
          <table:table-cell table:number-columns-repeated="16369"/>
        </table:table-row>
        <table:table-row table:style-name="ro1">
          <table:table-cell table:number-columns-repeated="13"/>
          <table:table-cell office:value-type="percentage" office:value="0" table:formula="of:=[.N17]/[.N14]" table:style-name="ce5">
            <text:p>#DIV/0!</text:p>
          </table:table-cell>
          <table:table-cell table:style-name="ce3"/>
          <table:table-cell table:number-columns-repeated="16369"/>
        </table:table-row>
        <table:table-row table:number-rows-repeated="1048556" table:style-name="ro2">
          <table:table-cell table:number-columns-repeated="16384"/>
        </table:table-row>
      </table:table>
      <table:table table:name="Tests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ailCapacity</text:p>
          </table:table-cell>
          <table:table-cell office:value-type="string" table:style-name="ce1">
            <text:p>_AVAILCAP</text:p>
          </table:table-cell>
          <table:table-cell office:value-type="string" table:style-name="ce1">
            <text:p>Gi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edCapacity</text:p>
          </table:table-cell>
          <table:table-cell office:value-type="string" table:style-name="ce1">
            <text:p>_TESTCAP</text:p>
          </table:table-cell>
          <table:table-cell office:value-type="string" table:style-name="ce1">
            <text:p>Gi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es</text:p>
          </table:table-cell>
          <table:table-cell office:value-type="string" table:style-name="ce1">
            <text:p>_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_FREQ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Version</text:p>
          </table:table-cell>
          <table:table-cell office:value-type="string" table:style-name="ce1">
            <text:p>_F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Write %</text:p>
          </table:table-cell>
          <table:table-cell office:value-type="string" table:style-name="ce1">
            <text:p>Block Size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Queue Depth/Thread</text:p>
          </table:table-cell>
          <table:table-cell office:value-type="string" table:style-name="ce1">
            <text:p>IOPS</text:p>
          </table:table-cell>
          <table:table-cell office:value-type="string" table:style-name="ce1">
            <text:p>Bandwidth (MB/s)</text:p>
          </table:table-cell>
          <table:table-cell office:value-type="string" table:style-name="ce1">
            <text:p>Read Latency (us)</text:p>
          </table:table-cell>
          <table:table-cell office:value-type="string" table:style-name="ce1">
            <text:p>Write Latency (us)</text:p>
          </table:table-cell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  <table:table table:name="Timeseries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ailCapacity</text:p>
          </table:table-cell>
          <table:table-cell office:value-type="string" table:style-name="ce1">
            <text:p>_AVAILCAP</text:p>
          </table:table-cell>
          <table:table-cell office:value-type="string" table:style-name="ce1">
            <text:p>Gi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edCapacity</text:p>
          </table:table-cell>
          <table:table-cell office:value-type="string" table:style-name="ce1">
            <text:p>_TESTCAP</text:p>
          </table:table-cell>
          <table:table-cell office:value-type="string" table:style-name="ce1">
            <text:p>Gi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es</text:p>
          </table:table-cell>
          <table:table-cell office:value-type="string" table:style-name="ce1">
            <text:p>_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_FREQ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Version</text:p>
          </table:table-cell>
          <table:table-cell office:value-type="string" table:style-name="ce1">
            <text:p>_F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OPS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Exceedance" table:style-name="ta1">
        <table:table-column table:style-name="co1" table:number-columns-repeated="19" table:default-cell-style-name="ce1"/>
        <table:table-column table:style-name="co2" table:number-columns-repeated="16365" table:default-cell-style-name="ce1"/>
        <table:table-row table:style-name="ro1">
          <table:table-cell office:value-type="string" table:style-name="ce1">
            <text:p>Drive</text:p>
          </table:table-cell>
          <table:table-cell office:value-type="string" table:style-name="ce1">
            <text:p>_DR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_MOD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ial</text:p>
          </table:table-cell>
          <table:table-cell office:value-type="string" table:style-name="ce1">
            <text:p>_SERI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vailCapacity</text:p>
          </table:table-cell>
          <table:table-cell office:value-type="string" table:style-name="ce1">
            <text:p>_AVAIL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estedCapacity</text:p>
          </table:table-cell>
          <table:table-cell office:value-type="string" table:style-name="ce1">
            <text:p>_TESTCA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_CP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res</text:p>
          </table:table-cell>
          <table:table-cell office:value-type="string" table:style-name="ce1">
            <text:p>_C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_FREQ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_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OVersion</text:p>
          </table:table-cell>
          <table:table-cell office:value-type="string" table:style-name="ce1">
            <text:p>_F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D 1 Read Exceedance</text:p>
          </table:table-cell>
          <table:table-cell table:style-name="ce1"/>
          <table:table-cell office:value-type="string" table:style-name="ce1">
            <text:p>QD 1 Write Exceedance</text:p>
          </table:table-cell>
          <table:table-cell table:number-columns-repeated="2" table:style-name="ce1"/>
          <table:table-cell office:value-type="string" table:style-name="ce1">
            <text:p>QD 4 Read Exceedance</text:p>
          </table:table-cell>
          <table:table-cell table:style-name="ce1"/>
          <table:table-cell office:value-type="string" table:style-name="ce1">
            <text:p>QD 4 Write Exceedance</text:p>
          </table:table-cell>
          <table:table-cell table:number-columns-repeated="2" table:style-name="ce1"/>
          <table:table-cell office:value-type="string" table:style-name="ce1">
            <text:p>QD 16 Read Exceedance</text:p>
          </table:table-cell>
          <table:table-cell table:style-name="ce1"/>
          <table:table-cell office:value-type="string" table:style-name="ce1">
            <text:p>QD 16 Write Exceedance</text:p>
          </table:table-cell>
          <table:table-cell table:number-columns-repeated="2" table:style-name="ce1"/>
          <table:table-cell office:value-type="string" table:style-name="ce1">
            <text:p>QD 32 Read Exceedance</text:p>
          </table:table-cell>
          <table:table-cell table:style-name="ce1"/>
          <table:table-cell office:value-type="string" table:style-name="ce1">
            <text:p>QD 32 Write Exceedance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style-name="ce1"/>
          <table:table-cell office:value-type="string" table:style-name="ce1">
            <text:p>rdusec</text:p>
          </table:table-cell>
          <table:table-cell office:value-type="string" table:style-name="ce1">
            <text:p>rdpct</text:p>
          </table:table-cell>
          <table:table-cell office:value-type="string" table:style-name="ce1">
            <text:p>wrusec</text:p>
          </table:table-cell>
          <table:table-cell office:value-type="string" table:style-name="ce1">
            <text:p>wrpct</text:p>
          </table:table-cell>
          <table:table-cell table:number-columns-repeated="16365"/>
        </table:table-row>
        <table:table-row table:number-rows-repeated="1048564" table:style-name="ro2">
          <table:table-cell table:number-columns-repeated="16384"/>
        </table:table-row>
      </table:table>
      <table:table table:name="TimeseriesCLAT" table:style-name="ta2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imeseriesSLAT" table:style-name="ta2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earle</dc:creator>
    <meta:creation-date>2016-10-19T15:04:18Z</meta:creation-date>
    <dc:date>2019-09-18T23:23:26Z</dc:date>
    <meta:editing-cycles>21</meta:editing-cycles>
    <meta:editing-duration>PT2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5.2327559055118pt" svg:width="792.4823622047244pt" chart:style-name="Crt0">
        <chart:title svg:x="304.7987401574803pt" svg:y="3.004409448818897pt" chart:style-name="CT00">
          <text:p text:style-name="a0" text:class-names="" text:cond-style-name="">Long Term Performance Stability</text:p>
        </chart:title>
        <chart:plot-area svg:x="27.63685039370078pt" svg:y="35.93952755905512pt" svg:width="749.1137007874016pt" svg:height="200.7566141732283pt" chart:style-name="Plt0">
          <chart:axis chart:dimension="y" chart:name="primary-y" chart:style-name="Axs0">
            <chart:title svg:x="0.0pt" svg:y="127.1770866141732pt"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econds</text:p>
            </chart:title>
          </chart:axis>
          <chart:series chart:label-cell-address="Timeseries.$A$20" chart:values-cell-range-address="Timeseries.$A$21:.$A$1100" chart:class="chart:line" chart:attached-axis="primary-y" chart:style-name="G0S0">
            <chart:data-point chart:repeated="108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Sustained Sequential Writes, QD=1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33:.$C$41"/>
          </chart:axis>
          <chart:series chart:values-cell-range-address="Tests.$G$33:.$G$4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integer-digits="0">
        <number:embedded-text number:position="0"> us</number:embedded-text>
      </number:number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70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Axs0" style:data-style-name="N0">
      <style:chart-properties chart:gap-width="150" chart:overlap="0" chart:link-data-style-to-source="true" chart:visible="false" chart:logarithmic="true" chart:maximum="1" chart:minimum="1E-7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36">
      <style:chart-properties chart:link-data-style-to-source="false" chart:visible="true" chart:logarithmic="true" chart:minimum="1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60.6551968503937pt" svg:width="453.5423622047244pt" chart:style-name="Crt0">
        <chart:title svg:x="125.0926771653543pt" svg:y="11.16858267716535pt" chart:style-name="CT00">
          <text:p text:style-name="a0" text:class-names="" text:cond-style-name="">70:30 R:W - Read Exceedance by QD</text:p>
        </chart:title>
        <chart:legend chart:legend-position="bottom" chart:legend-align="center" chart:style-name="Lgnd"/>
        <chart:plot-area svg:x="77.35732283464567pt" svg:y="36.7940157480315pt" svg:width="360.6228346456693pt" svg:height="280.2072440944882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grid chart:class="major" chart:style-name="GMa1"/>
            <chart:grid chart:class="minor" chart:style-name="GMi1"/>
          </chart:axis>
          <chart:series chart:label-cell-address="Exceedance.$A$11" chart:values-cell-range-address="Exceedance.$B$14:.$B$1599" chart:class="chart:scatter" chart:attached-axis="primary-y" chart:style-name="G0S0">
            <chart:domain table:cell-range-address="Exceedance.$A$14:.$A$1599"/>
            <chart:data-point chart:repeated="1586"/>
          </chart:series>
          <chart:series chart:label-cell-address="Exceedance.$F$11" chart:values-cell-range-address="Exceedance.$G$14:.$G$1599" chart:class="chart:scatter" chart:attached-axis="primary-y" chart:style-name="G0S1">
            <chart:domain table:cell-range-address="Exceedance.$F$14:.$F$1599"/>
            <chart:data-point chart:repeated="1586"/>
          </chart:series>
          <chart:series chart:label-cell-address="Exceedance.$K$11" chart:values-cell-range-address="Exceedance.$L$14:.$L$1599" chart:class="chart:scatter" chart:attached-axis="primary-y" chart:style-name="G0S2">
            <chart:domain table:cell-range-address="Exceedance.$K$14:.$K$1599"/>
            <chart:data-point chart:repeated="1586"/>
          </chart:series>
          <chart:series chart:label-cell-address="Exceedance.$P$11" chart:values-cell-range-address="Exceedance.$Q$14:.$Q$1599" chart:class="chart:scatter" chart:attached-axis="primary-y" chart:style-name="G0S3">
            <chart:domain table:cell-range-address="Exceedance.$P$14:.$P$1599"/>
            <chart:data-point chart:repeated="1586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integer-digits="0">
        <number:embedded-text number:position="0"> us</number:embedded-text>
      </number:number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70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709in" svg:stroke-color="#dddddd" svg:stroke-opacity="100%" draw:stroke-linejoin="round" svg:stroke-linecap="butt"/>
    </style:style>
    <style:style style:family="chart" style:name="Axs0" style:data-style-name="N0">
      <style:chart-properties chart:gap-width="150" chart:overlap="0" chart:link-data-style-to-source="true" chart:visible="false" chart:logarithmic="true" chart:maximum="1" chart:minimum="1E-7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Axs1" style:data-style-name="N36">
      <style:chart-properties chart:link-data-style-to-source="false" chart:visible="true" chart:logarithmic="true" chart:minimum="1" chart:origin="0" chart:tick-marks-major-inner="false" chart:tick-marks-major-outer="false" chart:tick-marks-minor-inner="false" chart:tick-marks-minor-outer="tru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60.6551968503937pt" svg:width="453.5423622047244pt" chart:style-name="Crt0">
        <chart:title svg:x="125.2911023622047pt" svg:y="11.16858267716535pt" chart:style-name="CT00">
          <text:p text:style-name="a0" text:class-names="" text:cond-style-name="">70:30 R:W - Write Exceedance by QD</text:p>
        </chart:title>
        <chart:legend chart:legend-position="bottom" chart:legend-align="center" chart:style-name="Lgnd"/>
        <chart:plot-area svg:x="77.35732283464567pt" svg:y="36.7940157480315pt" svg:width="360.5944094488189pt" svg:height="280.1788976377952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grid chart:class="major" chart:style-name="GMa1"/>
            <chart:grid chart:class="minor" chart:style-name="GMi1"/>
          </chart:axis>
          <chart:series chart:label-cell-address="Exceedance.$C$11" chart:values-cell-range-address="Exceedance.$D$14:.$D$1599" chart:class="chart:scatter" chart:attached-axis="primary-y" chart:style-name="G0S0">
            <chart:domain table:cell-range-address="Exceedance.$C$14:.$C$1599"/>
            <chart:data-point chart:repeated="1586"/>
          </chart:series>
          <chart:series chart:label-cell-address="Exceedance.$H$11" chart:values-cell-range-address="Exceedance.$I$14:.$I$1599" chart:class="chart:scatter" chart:attached-axis="primary-y" chart:style-name="G0S1">
            <chart:domain table:cell-range-address="Exceedance.$H$14:.$H$1599"/>
            <chart:data-point chart:repeated="1586"/>
          </chart:series>
          <chart:series chart:label-cell-address="Exceedance.$M$11" chart:values-cell-range-address="Exceedance.$N$14:.$N$1599" chart:class="chart:scatter" chart:attached-axis="primary-y" chart:style-name="G0S2">
            <chart:domain table:cell-range-address="Exceedance.$M$14:.$M$1599"/>
            <chart:data-point chart:repeated="1586"/>
          </chart:series>
          <chart:series chart:label-cell-address="Exceedance.$R$11" chart:values-cell-range-address="Exceedance.$S$14:.$S$1599" chart:class="chart:scatter" chart:attached-axis="primary-y" chart:style-name="G0S3">
            <chart:domain table:cell-range-address="Exceedance.$R$14:.$R$1599"/>
            <chart:data-point chart:repeated="158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4.2967716535433pt" svg:width="792.0575590551181pt" chart:style-name="Crt0">
        <chart:title chart:style-name="CT00">
          <text:p text:style-name="a0" text:class-names="" text:cond-style-name="">Sustained Random 4K Mixed (R70:W30)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D$53:.$D$61"/>
          </chart:axis>
          <chart:series chart:values-cell-range-address="Tests.$F$53:.$F$6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5.2615748031496pt" svg:width="453.5135433070866pt" chart:style-name="Crt0">
        <chart:title chart:style-name="CT00">
          <text:p text:style-name="a0" text:class-names="" text:cond-style-name="">Sustained 4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D$43:.$D$51"/>
          </chart:axis>
          <chart:series chart:values-cell-range-address="Tests.$F$43:.$F$5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5.1751968503937pt" svg:width="453.5423622047244pt" chart:style-name="Crt0">
        <chart:title chart:style-name="CT00">
          <text:p text:style-name="a0" text:class-names="" text:cond-style-name="">Sustained 4K Random Rea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D$43:.$D$51"/>
          </chart:axis>
          <chart:series chart:values-cell-range-address="Tests.$H$43:.$H$5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5.1751968503937pt" svg:width="453.5423622047244pt" chart:style-name="Crt0">
        <chart:title chart:style-name="CT00">
          <text:p text:style-name="a0" text:class-names="" text:cond-style-name="">Sustained 4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IOP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D$65:.$D$73"/>
          </chart:axis>
          <chart:series chart:values-cell-range-address="Tests.$F$65:.$F$73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5.1751968503937pt" svg:width="453.5423622047244pt" chart:style-name="Crt0">
        <chart:title chart:style-name="CT00">
          <text:p text:style-name="a0" text:class-names="" text:cond-style-name="">Sustained 4K Random Writ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tency (u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Queue Depth</text:p>
            </chart:title>
            <chart:categories table:cell-range-address="Tests.$D$65:.$D$73"/>
          </chart:axis>
          <chart:series chart:values-cell-range-address="Tests.$I$65:.$I$73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Sustained Random Reads, QD=256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23:.$C$31"/>
          </chart:axis>
          <chart:series chart:values-cell-range-address="Tests.$G$23:.$G$3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Sustained Sequential Read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13:.$C$21"/>
          </chart:axis>
          <chart:series chart:values-cell-range-address="Tests.$G$13:.$G$21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Sustained Random Writes, QD=256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(MB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lock Size</text:p>
            </chart:title>
            <chart:categories table:cell-range-address="Tests.$C$75:.$C$83"/>
          </chart:axis>
          <chart:series chart:values-cell-range-address="Tests.$G$75:.$G$83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